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247]</text:p>
      <text:p text:style-name="P1"/>
      <text:p text:style-name="P3"/>
      <text:p text:style-name="P5">[248]</text:p>
      <text:p text:style-name="P4"/>
      <text:p text:style-name="P4"><draw:frame draw:style-name="fr1" draw:name="gráficos1" text:anchor-type="paragraph" svg:y="0.12cm" svg:width="5.613cm" svg:height="5.613cm" draw:z-index="0"><draw:image xlink:href="../../../imagen.png" xlink:type="simple" xlink:show="embed" xlink:actuate="onLoad"/></draw:frame></text:p>
      <text:p text:style-name="P4"/>
      <text:p text:style-name="P4">[261]</text:p>
      <text:p text:style-name="P4"/>
      <text:p text:style-name="P4">Material necesario:</text:p>
      <text:list xml:id="list6952928932129373773" text:style-name="L1">
        <text:list-item>
          <text:p text:style-name="P7">[250]</text:p>
        </text:list-item>
      </text:list>
      <text:p text:style-name="P4"/>
      <text:p text:style-name="P4">Procedimiento:</text:p>
      <text:list xml:id="list8227955385499865424" text:style-name="L2">
        <text:list-item>
          <text:p text:style-name="P8">[259]</text:p>
        </text:list-item>
      </text:list>
      <text:p text:style-name="P4"/>
      <text:p text:style-name="P6">[262]</text:p>
      <text:p text:style-name="P4"/>
      <text:p text:style-name="P4">Responde: [255]</text:p>
      <text:p text:style-name="P4"/>
      <text:p text:style-name="P3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6M40S</meta:editing-duration>
    <meta:editing-cycles>10</meta:editing-cycles>
    <meta:generator>OpenOffice/4.1.6$Win32 OpenOffice.org_project/416m1$Build-9790</meta:generator>
    <dc:date>2019-06-06T18:00:06.28</dc:date>
    <meta:document-statistic meta:table-count="0" meta:image-count="1" meta:object-count="0" meta:page-count="1" meta:paragraph-count="9" meta:word-count="13" meta:character-count="80"/>
    <meta:user-defined meta:name="Info 1"/>
    <meta:user-defined meta:name="Info 2"/>
    <meta:user-defined meta:name="Info 3"/>
    <meta:user-defined meta:name="Info 4"/>
  </office:meta>
</office:document-meta>
</file>